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17pt" svg:height="255.26pt" svg:x="384.01pt" svg:y="780.8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4.14pt" svg:height="255.26pt" svg:x="384.04pt" svg:y="1036.8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4.14pt" svg:height="255.26pt" svg:x="384.04pt" svg:y="524.81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4.14pt" svg:height="255.26pt" svg:x="384.04pt" svg:y="268.84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454.17pt" svg:height="255.26pt" svg:x="384.01pt" svg:y="12.84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pWidth</text:p>
          </table:table-cell>
          <table:table-cell office:value-type="string" calcext:value-type="string">
            <text:p>mapHeight</text:p>
          </table:table-cell>
          <table:table-cell office:value-type="string" calcext:value-type="string">
            <text:p>horizontalStreets</text:p>
          </table:table-cell>
          <table:table-cell office:value-type="string" calcext:value-type="string">
            <text:p>verticalStreet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6632" calcext:value-type="float">
            <text:p>3.3663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.30895" calcext:value-type="float">
            <text:p>3.3089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27737" calcext:value-type="float">
            <text:p>3.2773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8447" calcext:value-type="float">
            <text:p>3.1844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09874" calcext:value-type="float">
            <text:p>3.0987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94412" calcext:value-type="float">
            <text:p>2.9441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.71556" calcext:value-type="float">
            <text:p>2.7155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63757" calcext:value-type="float">
            <text:p>2.6375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36281" calcext:value-type="float">
            <text:p>2.3628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26074" calcext:value-type="float">
            <text:p>2.2607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.06416" calcext:value-type="float">
            <text:p>2.0641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92969" calcext:value-type="float">
            <text:p>1.9296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77207" calcext:value-type="float">
            <text:p>1.7720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7451" calcext:value-type="float">
            <text:p>1.6745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.57965" calcext:value-type="float">
            <text:p>1.5796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48618" calcext:value-type="float">
            <text:p>1.4861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.36978" calcext:value-type="float">
            <text:p>1.3697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.32672" calcext:value-type="float">
            <text:p>1.3267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21803" calcext:value-type="float">
            <text:p>1.2180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16526" calcext:value-type="float">
            <text:p>1.1652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315" calcext:value-type="float">
            <text:p>3.31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26309" calcext:value-type="float">
            <text:p>3.2630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9825" calcext:value-type="float">
            <text:p>3.1982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10118" calcext:value-type="float">
            <text:p>3.1011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99087" calcext:value-type="float">
            <text:p>2.9908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83022" calcext:value-type="float">
            <text:p>2.8302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68425" calcext:value-type="float">
            <text:p>2.6842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0548" calcext:value-type="float">
            <text:p>2.5054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33284" calcext:value-type="float">
            <text:p>2.3328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18747" calcext:value-type="float">
            <text:p>2.1874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01986" calcext:value-type="float">
            <text:p>2.0198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8723" calcext:value-type="float">
            <text:p>1.872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77919" calcext:value-type="float">
            <text:p>1.7791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65095" calcext:value-type="float">
            <text:p>1.6509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57882" calcext:value-type="float">
            <text:p>1.5788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41287" calcext:value-type="float">
            <text:p>1.4128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39221" calcext:value-type="float">
            <text:p>1.392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.30817" calcext:value-type="float">
            <text:p>1.3081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23492" calcext:value-type="float">
            <text:p>1.2349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799415" calcext:value-type="float">
            <text:p>0.79941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28497" calcext:value-type="float">
            <text:p>3.2849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23871" calcext:value-type="float">
            <text:p>3.2387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16977" calcext:value-type="float">
            <text:p>3.1697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08231" calcext:value-type="float">
            <text:p>3.0823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96661" calcext:value-type="float">
            <text:p>2.9666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.83153" calcext:value-type="float">
            <text:p>2.83153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62763" calcext:value-type="float">
            <text:p>2.62763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48641" calcext:value-type="float">
            <text:p>2.4864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.31319" calcext:value-type="float">
            <text:p>2.3131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15062" calcext:value-type="float">
            <text:p>2.1506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.02156" calcext:value-type="float">
            <text:p>2.0215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89162" calcext:value-type="float">
            <text:p>1.8916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75056" calcext:value-type="float">
            <text:p>1.7505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.64868" calcext:value-type="float">
            <text:p>1.6486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3603" calcext:value-type="float">
            <text:p>1.3603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.45334" calcext:value-type="float">
            <text:p>1.45334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24309" calcext:value-type="float">
            <text:p>1.2430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819261" calcext:value-type="float">
            <text:p>0.81926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.25679" calcext:value-type="float">
            <text:p>1.2567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518198" calcext:value-type="float">
            <text:p>0.51819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29441" calcext:value-type="float">
            <text:p>3.2944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4271" calcext:value-type="float">
            <text:p>3.2427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.17137" calcext:value-type="float">
            <text:p>3.1713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0765" calcext:value-type="float">
            <text:p>3.076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.96089" calcext:value-type="float">
            <text:p>2.9608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80721" calcext:value-type="float">
            <text:p>2.8072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.6418" calcext:value-type="float">
            <text:p>2.641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.49444" calcext:value-type="float">
            <text:p>2.4944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.30442" calcext:value-type="float">
            <text:p>2.3044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1598" calcext:value-type="float">
            <text:p>2.159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.00764" calcext:value-type="float">
            <text:p>2.0076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88381" calcext:value-type="float">
            <text:p>1.8838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.75007" calcext:value-type="float">
            <text:p>1.750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54897" calcext:value-type="float">
            <text:p>1.5489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5484" calcext:value-type="float">
            <text:p>1.548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45743" calcext:value-type="float">
            <text:p>1.4574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24242" calcext:value-type="float">
            <text:p>1.2424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.2015" calcext:value-type="float">
            <text:p>1.201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729087" calcext:value-type="float">
            <text:p>0.72908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652222" calcext:value-type="float">
            <text:p>0.65222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2872" calcext:value-type="float">
            <text:p>3.287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23773" calcext:value-type="float">
            <text:p>3.2377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17176" calcext:value-type="float">
            <text:p>3.1717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07969" calcext:value-type="float">
            <text:p>3.0796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96347" calcext:value-type="float">
            <text:p>2.9634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80162" calcext:value-type="float">
            <text:p>2.8016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65249" calcext:value-type="float">
            <text:p>2.6524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47182" calcext:value-type="float">
            <text:p>2.4718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30473" calcext:value-type="float">
            <text:p>2.3047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.14503" calcext:value-type="float">
            <text:p>2.1450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99991" calcext:value-type="float">
            <text:p>1.99991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86105" calcext:value-type="float">
            <text:p>1.861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4687" calcext:value-type="float">
            <text:p>1.7468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61797" calcext:value-type="float">
            <text:p>1.6179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2277" calcext:value-type="float">
            <text:p>1.52277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14438" calcext:value-type="float">
            <text:p>0.914438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23769" calcext:value-type="float">
            <text:p>1.2376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06102" calcext:value-type="float">
            <text:p>1.0610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759762" calcext:value-type="float">
            <text:p>0.75976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631461" calcext:value-type="float">
            <text:p>0.631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0:22:48.680234278</meta:creation-date>
    <dc:date>2016-12-02T10:24:15.906735943</dc:date>
    <meta:editing-duration>PT1M27S</meta:editing-duration>
    <meta:editing-cycles>1</meta:editing-cycles>
    <meta:document-statistic meta:table-count="1" meta:cell-count="606" meta:object-count="5"/>
    <meta:generator>LibreOffice/5.2.3.3$Linux_X86_64 LibreOffice_project/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6cm" xlink:href="." xlink:type="simple" chart:class="chart:scatter" chart:style-name="ch1">
        <chart:legend chart:legend-position="end" svg:x="13.197cm" svg:y="4.204cm" style:legend-expansion="high" chart:style-name="ch2"/>
        <chart:plot-area chart:style-name="ch3" chart:data-source-has-labels="both" svg:x="0.32cm" svg:y="0.18cm" svg:width="12.557cm" svg:height="8.646cm">
          <chartooo:coordinate-region svg:x="1.047cm" svg:y="0.379cm" svg:width="11.643cm" svg:height="7.8cm"/>
          <chart:axis chart:dimension="x" chart:name="primary-x" chart:style-name="ch4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6632">
                <text:p>3.36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0895">
                <text:p>3.30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737">
                <text:p>3.27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8447">
                <text:p>3.18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9874">
                <text:p>3.09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412">
                <text:p>2.94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1556">
                <text:p>2.7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3757">
                <text:p>2.63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6281">
                <text:p>2.36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074">
                <text:p>2.26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6416">
                <text:p>2.06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969">
                <text:p>1.92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207">
                <text:p>1.77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451">
                <text:p>1.67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7965">
                <text:p>1.57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618">
                <text:p>1.48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978">
                <text:p>1.36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672">
                <text:p>1.32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1803">
                <text:p>1.21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6526">
                <text:p>1.16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6cm" xlink:href="." xlink:type="simple" chart:class="chart:scatter" chart:style-name="ch1">
        <chart:legend chart:legend-position="end" svg:x="13.196cm" svg:y="4.204cm" style:legend-expansion="high" chart:style-name="ch2"/>
        <chart:plot-area chart:style-name="ch3" chart:data-source-has-labels="both" svg:x="0.32cm" svg:y="0.18cm" svg:width="12.556cm" svg:height="8.646cm">
          <chartooo:coordinate-region svg:x="1.047cm" svg:y="0.379cm" svg:width="11.642cm" svg:height="7.8cm"/>
          <chart:axis chart:dimension="x" chart:name="primary-x" chart:style-name="ch4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">
                <text:p>3.3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6309">
                <text:p>3.26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9825">
                <text:p>3.19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0118">
                <text:p>3.10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087">
                <text:p>2.99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022">
                <text:p>2.83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8425">
                <text:p>2.68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548">
                <text:p>2.50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3284">
                <text:p>2.3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8747">
                <text:p>2.18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986">
                <text:p>2.01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723">
                <text:p>1.8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919">
                <text:p>1.77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5095">
                <text:p>1.65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7882">
                <text:p>1.57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87">
                <text:p>1.41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221">
                <text:p>1.39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817">
                <text:p>1.30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492">
                <text:p>1.23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9415">
                <text:p>0.799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6cm" xlink:href="." xlink:type="simple" chart:class="chart:scatter" chart:style-name="ch1">
        <chart:legend chart:legend-position="end" svg:x="13.196cm" svg:y="4.204cm" style:legend-expansion="high" chart:style-name="ch2"/>
        <chart:plot-area chart:style-name="ch3" chart:data-source-has-labels="both" svg:x="0.32cm" svg:y="0.18cm" svg:width="12.556cm" svg:height="8.646cm">
          <chartooo:coordinate-region svg:x="1.047cm" svg:y="0.379cm" svg:width="11.642cm" svg:height="7.8cm"/>
          <chart:axis chart:dimension="x" chart:name="primary-x" chart:style-name="ch4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">
                <text:p>3.3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6309">
                <text:p>3.26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9825">
                <text:p>3.19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0118">
                <text:p>3.10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087">
                <text:p>2.99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022">
                <text:p>2.83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8425">
                <text:p>2.68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548">
                <text:p>2.50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3284">
                <text:p>2.3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8747">
                <text:p>2.18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986">
                <text:p>2.01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723">
                <text:p>1.8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919">
                <text:p>1.77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5095">
                <text:p>1.65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7882">
                <text:p>1.57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87">
                <text:p>1.41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221">
                <text:p>1.39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817">
                <text:p>1.30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492">
                <text:p>1.23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9415">
                <text:p>0.7994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6cm" xlink:href="." xlink:type="simple" chart:class="chart:scatter" chart:style-name="ch1">
        <chart:legend chart:legend-position="end" svg:x="13.197cm" svg:y="4.204cm" style:legend-expansion="high" chart:style-name="ch2"/>
        <chart:plot-area chart:style-name="ch3" chart:data-source-has-labels="both" svg:x="0.32cm" svg:y="0.18cm" svg:width="12.557cm" svg:height="8.646cm">
          <chartooo:coordinate-region svg:x="1.047cm" svg:y="0.379cm" svg:width="11.643cm" svg:height="7.8cm"/>
          <chart:axis chart:dimension="x" chart:name="primary-x" chart:style-name="ch4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9441">
                <text:p>3.294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4271">
                <text:p>3.24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7137">
                <text:p>3.17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765">
                <text:p>3.0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089">
                <text:p>2.96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721">
                <text:p>2.80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418">
                <text:p>2.6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9444">
                <text:p>2.49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0442">
                <text:p>2.30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598">
                <text:p>2.1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0764">
                <text:p>2.00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381">
                <text:p>1.88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5007">
                <text:p>1.75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4897">
                <text:p>1.54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484">
                <text:p>1.5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743">
                <text:p>1.45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4242">
                <text:p>1.24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15">
                <text:p>1.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9087">
                <text:p>0.729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2222">
                <text:p>0.65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6cm" xlink:href="." xlink:type="simple" chart:class="chart:scatter" chart:style-name="ch1">
        <chart:legend chart:legend-position="end" svg:x="13.196cm" svg:y="4.204cm" style:legend-expansion="high" chart:style-name="ch2"/>
        <chart:plot-area chart:style-name="ch3" chart:data-source-has-labels="both" svg:x="0.32cm" svg:y="0.18cm" svg:width="12.556cm" svg:height="8.646cm">
          <chartooo:coordinate-region svg:x="1.047cm" svg:y="0.379cm" svg:width="11.642cm" svg:height="7.8cm"/>
          <chart:axis chart:dimension="x" chart:name="primary-x" chart:style-name="ch4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872">
                <text:p>3.28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3773">
                <text:p>3.23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7176">
                <text:p>3.17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7969">
                <text:p>3.07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347">
                <text:p>2.96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162">
                <text:p>2.80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5249">
                <text:p>2.65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7182">
                <text:p>2.47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0473">
                <text:p>2.30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4503">
                <text:p>2.14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991">
                <text:p>1.99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6105">
                <text:p>1.86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4687">
                <text:p>1.74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797">
                <text:p>1.61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2277">
                <text:p>1.52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4438">
                <text:p>0.914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769">
                <text:p>1.23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102">
                <text:p>1.06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9762">
                <text:p>0.759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1461">
                <text:p>0.6314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6cm" xlink:href="." xlink:type="simple" chart:class="chart:scatter" chart:style-name="ch1">
        <chart:legend chart:legend-position="end" svg:x="13.197cm" svg:y="4.204cm" style:legend-expansion="high" chart:style-name="ch2"/>
        <chart:plot-area chart:style-name="ch3" chart:data-source-has-labels="both" svg:x="0.32cm" svg:y="0.18cm" svg:width="12.557cm" svg:height="8.646cm">
          <chartooo:coordinate-region svg:x="1.047cm" svg:y="0.379cm" svg:width="11.643cm" svg:height="7.8cm"/>
          <chart:axis chart:dimension="x" chart:name="primary-x" chart:style-name="ch4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6632">
                <text:p>3.36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0895">
                <text:p>3.30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737">
                <text:p>3.27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8447">
                <text:p>3.18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9874">
                <text:p>3.09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412">
                <text:p>2.94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1556">
                <text:p>2.7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3757">
                <text:p>2.63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6281">
                <text:p>2.36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074">
                <text:p>2.26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6416">
                <text:p>2.06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969">
                <text:p>1.92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207">
                <text:p>1.77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451">
                <text:p>1.67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7965">
                <text:p>1.57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618">
                <text:p>1.48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978">
                <text:p>1.36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672">
                <text:p>1.32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1803">
                <text:p>1.21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6526">
                <text:p>1.165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